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margin-top="0in" fo:margin-bottom="0.111in" style:contextual-spacing="false" text:number-lines="false" text:line-number="0"/>
    </style:style>
    <style:style style:name="P2" style:family="paragraph" style:parent-style-name="Standard">
      <style:paragraph-properties fo:margin-left="-0.6252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3pt" style:font-size-asian="13pt" style:font-size-complex="13pt"/>
    </style:style>
    <style:style style:name="P3" style:family="paragraph" style:parent-style-name="Standard">
      <style:paragraph-properties fo:margin-left="0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3pt" style:font-size-asian="13pt" style:font-size-complex="13pt"/>
    </style:style>
    <style:style style:name="P4" style:family="paragraph" style:parent-style-name="Standard">
      <style:paragraph-properties fo:margin-left="-0.6252in" fo:margin-right="0in" fo:margin-top="0in" fo:margin-bottom="0.111in" style:contextual-spacing="false" fo:line-height="108%" fo:text-align="end" style:justify-single-word="false" fo:orphans="2" fo:widows="2" fo:text-indent="0in" style:auto-text-indent="false" style:writing-mode="lr-tb"/>
      <style:text-properties style:font-name="Liberation Sans1" fo:font-size="13pt" style:font-size-asian="13pt" style:font-size-complex="13pt"/>
    </style:style>
    <style:style style:name="P5" style:family="paragraph" style:parent-style-name="Standard">
      <style:paragraph-properties fo:margin-left="-0.6252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4pt" style:font-size-asian="14pt" style:font-size-complex="14pt"/>
    </style:style>
    <style:style style:name="P6" style:family="paragraph" style:parent-style-name="Standard">
      <style:paragraph-properties fo:margin-left="-0.5618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4pt" style:font-size-asian="14pt" style:font-size-complex="14pt"/>
    </style:style>
    <style:style style:name="P7" style:family="paragraph" style:parent-style-name="Standard">
      <style:paragraph-properties fo:margin-left="-0.6252in" fo:margin-right="0in" fo:margin-top="0in" fo:margin-bottom="0.111in" style:contextual-spacing="false" fo:line-height="108%" fo:text-align="end" style:justify-single-word="false" fo:orphans="2" fo:widows="2" fo:text-indent="0in" style:auto-text-indent="false" style:writing-mode="lr-tb"/>
      <style:text-properties style:font-name="Liberation Sans1" fo:font-size="14pt" style:font-size-asian="14pt" style:font-size-complex="14pt"/>
    </style:style>
    <style:style style:name="P8" style:family="paragraph" style:parent-style-name="Standard" style:master-page-name="">
      <loext:graphic-properties draw:fill="none"/>
      <style:paragraph-properties fo:margin-left="0in" fo:margin-right="0in" fo:margin-top="0in" fo:margin-bottom="0.111in" style:contextual-spacing="false" fo:line-height="108%" fo:text-align="center" style:justify-single-word="false" fo:orphans="2" fo:widows="2" fo:hyphenation-ladder-count="no-limit" fo:text-indent="0in" style:auto-text-indent="false" style:page-number="auto" fo:background-color="transparent" style:writing-mode="lr-tb"/>
      <style:text-properties style:font-name="Liberation Sans1" fo:font-size="14pt" fo:font-weight="bold" officeooo:rsid="001c30fa" officeooo:paragraph-rsid="001c30fa" style:font-size-asian="14pt" style:font-weight-asian="bold" style:font-size-complex="14pt" style:font-weight-complex="bold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08%" fo:text-align="center" style:justify-single-word="false" fo:orphans="2" fo:widows="2" fo:hyphenation-ladder-count="no-limit" fo:text-indent="0in" style:auto-text-indent="false" fo:background-color="transparent" style:writing-mode="lr-tb"/>
      <style:text-properties style:font-name="Liberation Sans1" fo:font-size="14pt" fo:font-weight="bold" officeooo:rsid="001c30fa" officeooo:paragraph-rsid="001c30fa" style:font-size-asian="14pt" style:font-weight-asian="bold" style:font-size-complex="14pt" style:font-weight-complex="bold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08%" fo:text-align="center" style:justify-single-word="false" fo:orphans="2" fo:widows="2" fo:hyphenation-ladder-count="no-limit" fo:text-indent="0in" style:auto-text-indent="false" fo:background-color="transparent" style:writing-mode="lr-tb"/>
      <style:text-properties style:font-name="Liberation Sans1" fo:font-size="14pt" fo:font-weight="bold" officeooo:rsid="001c30fa" officeooo:paragraph-rsid="0022c213" style:font-size-asian="14pt" style:font-weight-asian="bold" style:font-size-complex="14pt" style:font-weight-complex="bold" fo:hyphenate="false" fo:hyphenation-remain-char-count="2" fo:hyphenation-push-char-count="2" loext:hyphenation-no-caps="false"/>
    </style:style>
    <style:style style:name="P11" style:family="paragraph" style:parent-style-name="Standard">
      <loext:graphic-properties draw:fill="none"/>
      <style:paragraph-properties fo:margin-left="0in" fo:margin-right="0in" fo:margin-top="0in" fo:margin-bottom="0.0717in" style:contextual-spacing="false" fo:line-height="108%" fo:text-align="start" style:justify-single-word="false" fo:orphans="2" fo:widows="2" fo:hyphenation-ladder-count="no-limit" fo:text-indent="0in" style:auto-text-indent="false" fo:background-color="transparent" style:writing-mode="lr-tb"/>
      <style:text-properties style:font-name="Liberation Sans1" fo:font-size="12pt" fo:font-weight="normal" officeooo:rsid="001da9d6" officeooo:paragraph-rsid="001da9d6" style:font-size-asian="10.5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2" style:family="paragraph" style:parent-style-name="Standard">
      <loext:graphic-properties draw:fill="none"/>
      <style:paragraph-properties fo:margin-left="0in" fo:margin-right="0in" fo:margin-top="0in" fo:margin-bottom="0.0717in" style:contextual-spacing="false" fo:line-height="108%" fo:text-align="start" style:justify-single-word="false" fo:orphans="2" fo:widows="2" fo:hyphenation-ladder-count="no-limit" fo:text-indent="0in" style:auto-text-indent="false" fo:background-color="transparent" style:writing-mode="lr-tb"/>
      <style:text-properties style:font-name="Liberation Sans1" fo:font-size="12pt" fo:font-weight="normal" officeooo:rsid="001da9d6" officeooo:paragraph-rsid="001fc59a" style:font-size-asian="10.5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3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08%" fo:text-align="start" style:justify-single-word="false" fo:orphans="2" fo:widows="2" fo:hyphenation-ladder-count="no-limit" fo:text-indent="0in" style:auto-text-indent="false" fo:background-color="transparent" style:writing-mode="lr-tb"/>
      <style:text-properties style:font-name="Liberation Sans1" fo:font-size="12pt" fo:font-weight="normal" officeooo:rsid="001da9d6" officeooo:paragraph-rsid="001fc59a" style:font-size-asian="10.5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4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08%" fo:text-align="start" style:justify-single-word="false" fo:orphans="2" fo:widows="2" fo:hyphenation-ladder-count="no-limit" fo:text-indent="0in" style:auto-text-indent="false" fo:background-color="transparent" style:writing-mode="lr-tb"/>
      <style:text-properties style:font-name="Liberation Sans1" fo:font-size="12pt" fo:font-weight="normal" officeooo:rsid="001e83d3" officeooo:paragraph-rsid="001e83d3" style:font-size-asian="10.5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5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08%" fo:text-align="start" style:justify-single-word="false" fo:orphans="2" fo:widows="2" fo:hyphenation-ladder-count="no-limit" fo:text-indent="0in" style:auto-text-indent="false" fo:background-color="transparent" style:writing-mode="lr-tb"/>
      <style:text-properties style:font-name="Liberation Sans1" fo:font-size="12pt" fo:font-weight="normal" officeooo:rsid="001fc59a" officeooo:paragraph-rsid="001fc59a" style:font-size-asian="10.5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6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08%" fo:text-align="start" style:justify-single-word="false" fo:orphans="2" fo:widows="2" fo:hyphenation-ladder-count="no-limit" fo:text-indent="0in" style:auto-text-indent="false" fo:background-color="transparent" style:writing-mode="lr-tb"/>
      <style:text-properties style:font-name="Liberation Sans1" fo:font-size="12pt" fo:font-weight="normal" officeooo:rsid="0020d523" officeooo:paragraph-rsid="0020d523" style:font-size-asian="10.5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08%" fo:text-align="start" style:justify-single-word="false" fo:orphans="2" fo:widows="2" fo:hyphenation-ladder-count="no-limit" fo:text-indent="0in" style:auto-text-indent="false" fo:background-color="transparent" style:writing-mode="lr-tb"/>
      <style:text-properties style:font-name="Liberation Sans1" fo:font-size="12pt" fo:font-weight="normal" officeooo:rsid="0020d523" officeooo:paragraph-rsid="0022c213" style:font-size-asian="10.5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orphans="2" fo:widows="2" fo:text-indent="0in" style:auto-text-indent="false" style:writing-mode="lr-tb"/>
      <style:text-properties style:font-name="Liberation Sans1" fo:font-size="12pt" fo:font-weight="normal" officeooo:rsid="00237a8e" officeooo:paragraph-rsid="00237a8e" style:font-size-asian="10.5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08%" fo:text-align="start" style:justify-single-word="false" fo:orphans="2" fo:widows="2" fo:hyphenation-ladder-count="no-limit" fo:text-indent="0in" style:auto-text-indent="false" fo:background-color="transparent" style:writing-mode="lr-tb"/>
      <style:text-properties style:font-name="Liberation Sans1" fo:font-size="12pt" fo:font-weight="normal" officeooo:rsid="001fc59a" officeooo:paragraph-rsid="001fc59a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orphans="2" fo:widows="2" fo:text-indent="0in" style:auto-text-indent="false" style:writing-mode="lr-tb"/>
      <style:text-properties style:font-name="Liberation Sans1" fo:font-size="12pt" fo:font-weight="normal" officeooo:rsid="001c30fa" officeooo:paragraph-rsid="001c30fa" style:font-size-asian="10.5pt" style:font-weight-asian="normal" style:font-size-complex="12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in" fo:margin-right="0in" fo:margin-top="0in" fo:margin-bottom="0.111in" style:contextual-spacing="false" fo:line-height="108%" fo:text-align="start" style:justify-single-word="false" fo:orphans="2" fo:widows="2" fo:hyphenation-ladder-count="no-limit" fo:text-indent="0in" style:auto-text-indent="false" style:page-number="auto" fo:background-color="transparent" style:writing-mode="lr-tb"/>
      <style:text-properties style:font-name="Liberation Sans1" fo:font-size="12pt" fo:font-weight="normal" officeooo:rsid="001c30fa" officeooo:paragraph-rsid="001c30fa" style:font-size-asian="10.5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08%" fo:text-align="start" style:justify-single-word="false" fo:orphans="2" fo:widows="2" fo:hyphenation-ladder-count="no-limit" fo:text-indent="0in" style:auto-text-indent="false" fo:background-color="transparent" style:writing-mode="lr-tb"/>
      <style:text-properties style:font-name="Liberation Sans1" fo:font-size="12pt" fo:font-weight="normal" officeooo:rsid="001c30fa" officeooo:paragraph-rsid="001c30fa" style:font-size-asian="10.5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orphans="2" fo:widows="2" fo:text-indent="0in" style:auto-text-indent="false" style:writing-mode="lr-tb"/>
      <style:text-properties style:font-name="Liberation Sans1" fo:font-size="12pt" fo:font-weight="normal" officeooo:rsid="001c30fa" officeooo:paragraph-rsid="002611fb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orphans="2" fo:widows="2" fo:text-indent="0in" style:auto-text-indent="false" style:writing-mode="lr-tb"/>
      <style:text-properties style:font-name="Liberation Sans1" fo:font-size="12pt" fo:font-weight="normal" officeooo:rsid="001c30fa" officeooo:paragraph-rsid="00268e37" style:font-size-asian="10.5pt" style:font-weight-asian="normal" style:font-size-complex="12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191593"/>
    </style:style>
    <style:style style:name="T3" style:family="text">
      <style:text-properties officeooo:rsid="001c30fa"/>
    </style:style>
    <style:style style:name="T4" style:family="text">
      <style:text-properties officeooo:rsid="001fc59a"/>
    </style:style>
    <style:style style:name="T5" style:family="text">
      <style:text-properties style:font-size-asian="10.5pt"/>
    </style:style>
    <style:style style:name="T6" style:family="text">
      <style:text-properties officeooo:rsid="001da9d6" style:font-size-asian="10.5pt"/>
    </style:style>
    <style:style style:name="T7" style:family="text">
      <style:text-properties officeooo:rsid="0020d523"/>
    </style:style>
    <style:style style:name="T8" style:family="text">
      <style:text-properties officeooo:rsid="0022c213"/>
    </style:style>
    <style:style style:name="T9" style:family="text">
      <style:text-properties officeooo:rsid="00248126"/>
    </style:style>
    <style:style style:name="T10" style:family="text">
      <style:text-properties officeooo:rsid="002611fb"/>
    </style:style>
    <style:style style:name="T11" style:family="text">
      <style:text-properties officeooo:rsid="00268e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НАЦИОНАЛЬНЫЙ ИССЛЕДОВАТЕЛЬСКИЙ УНИВЕРСИТЕТ ИТМО</text:p>
      <text:p text:style-name="P5">Факультет Программной инженерии и компьютерных технологий</text:p>
      <text:p text:style-name="P5">Направление: Нейротехнологии и программная инженерия</text:p>
      <text:p text:style-name="P2"/>
      <text:p text:style-name="P2"/>
      <text:p text:style-name="P2"/>
      <text:p text:style-name="P2"/>
      <text:p text:style-name="P2"/>
      <text:p text:style-name="P2"/>
      <text:p text:style-name="P5">Дисциплина: <text:span text:style-name="T2">Базы данных</text:span></text:p>
      <text:p text:style-name="P5">Лабораторная работа № <text:span text:style-name="T3">3</text:span></text:p>
      <text:p text:style-name="P2"><text:span text:style-name="T1">Вариант</text:span> <text:s/><text:span text:style-name="T2">373</text:span></text:p>
      <text:p text:style-name="P2"/>
      <text:p text:style-name="P2"/>
      <text:p text:style-name="P2"/>
      <text:p text:style-name="P4"/>
      <text:p text:style-name="P7">Выполнил студент </text:p>
      <text:p text:style-name="P7">Рязанов Демид Витальевич</text:p>
      <text:p text:style-name="P7">Группа № Р3121</text:p>
      <text:p text:style-name="P7">Преподаватель: <text:span text:style-name="T2">Королёва Юлия Александровна</text:span></text:p>
      <text:p text:style-name="P3"/>
      <text:p text:style-name="P3"/>
      <text:p text:style-name="P3"/>
      <text:p text:style-name="P3"/>
      <text:p text:style-name="P6">г. Санкт-Петербург</text:p>
      <text:p text:style-name="P6">202<text:span text:style-name="T2">3</text:span></text:p>
      <text:p text:style-name="P8"><text:soft-page-break/>Функциональные зависимости (для рубежки)</text:p>
      <text:p text:style-name="P11">Для отношения Рейс:</text:p>
      <text:p text:style-name="P11">ИД_рейса → Дата_отправления</text:p>
      <text:p text:style-name="P12">ИД_рейса → Дата_прибытия</text:p>
      <text:p text:style-name="P12"><text:span text:style-name="T4">Аэропорт → </text:span>Город_отправления</text:p>
      <text:p text:style-name="P11">ИД_рейса → Город_прибытия</text:p>
      <text:p text:style-name="P11">ИД_рейса → Аэропорт</text:p>
      <text:p text:style-name="P11">ИД_рейса → Самолёт</text:p>
      <text:p text:style-name="P11"/>
      <text:p text:style-name="P11">Для отношения Билет:</text:p>
      <text:p text:style-name="P11">ИД_билета → Место</text:p>
      <text:p text:style-name="P11">ИД_билета → Рейс</text:p>
      <text:p text:style-name="P11">ИД_билета → Паспортные_данные_пассажира</text:p>
      <text:p text:style-name="P11"/>
      <text:p text:style-name="P11">Для отношения Пассажир:<text:line-break/>Паспортные_данные_пассажира → ФИО</text:p>
      <text:p text:style-name="P11"/>
      <text:p text:style-name="P11">Для отношения Город:</text:p>
      <text:p text:style-name="P11">Название_города → Страна</text:p>
      <text:p text:style-name="P11"/>
      <text:p text:style-name="P11">Для отношения Аэропорт:</text:p>
      <text:p text:style-name="P11">Название_аэропорта → Город</text:p>
      <text:p text:style-name="P11"/>
      <text:p text:style-name="P11">Для отношения Самолёт:</text:p>
      <text:p text:style-name="P11">Серийный_номер → Тип_самолёта</text:p>
      <text:p text:style-name="P11"/>
      <text:p text:style-name="P11">Для отношения Типы_самолётов:</text:p>
      <text:p text:style-name="P11">ИД_типа → Производитель</text:p>
      <text:p text:style-name="P11">ИД_типа → Пассажиры</text:p>
      <text:p text:style-name="P11"/>
      <text:p text:style-name="P11">Для отношения Компания_производитель:</text:p>
      <text:p text:style-name="P11">Название → Страна</text:p>
      <text:p text:style-name="P9"><text:soft-page-break/>Приведение к 3NF (для рубежки)</text:p>
      <text:p text:style-name="P14">Все отношения находятся в 1NF, так как все их атрибуты являются простыми, у всех отношений ПК является уникальным значением для каждой строки таблицы, что значит что строки в таблице не могут повторяться.</text:p>
      <text:p text:style-name="P14">Все отношения находятся в 2NF, так как <text:span text:style-name="T4">в каждом отношении каждый атрибут неприводимо зависит от ПК (т.е в ПК отсутствует меньшее подмножество атрибутов (потому что все ПК простые), от которого можно вывести ФЗ).</text:span></text:p>
      <text:p text:style-name="P15">Отношение Рейс не находится в 3NF, так как атрибут Город_отправления зависит от атрибута Аэропорт, который в свою очередь зависит от ПК <text:span text:style-name="T7">(транзитивная ФЗ)</text:span>. Чтобы привести отношение Рейс к 3NF, удалю атрибуты Город_отправления, Город_прибытия, Аэропорт и добавлю атрибуты Аэропорт_отправления (тип text ВК к отношению Аэропорт), Аэропорт_прибытия (тип text ВК к отношению Аэропорт).</text:p>
      <text:p text:style-name="P15">Все остальные отношения находятся в 3NF.</text:p>
      <text:p text:style-name="P10"><text:s/></text:p>
      <text:p text:style-name="P10">Изменения в ФЗ (для рубежки)</text:p>
      <text:p text:style-name="P19">Delete:</text:p>
      <text:p text:style-name="P19"><text:tab/><text:span text:style-name="T5">Аэропорт → </text:span><text:span text:style-name="T6">Город_отправления</text:span></text:p>
      <text:p text:style-name="P13"><text:tab/>ИД_рейса → Город_прибытия</text:p>
      <text:p text:style-name="P13"><text:tab/>ИД_рейса → Аэропорт</text:p>
      <text:p text:style-name="P15">Add:</text:p>
      <text:p text:style-name="P15"><text:tab/>ИД_рейса → Аэропорт_прибытия</text:p>
      <text:p text:style-name="P15"><text:tab/>ИД_рейса → Аэропорт_отправления</text:p>
      <text:p text:style-name="P15"/>
      <text:p text:style-name="P9"/>
      <text:p text:style-name="P9">Преобразования в BCNF (для 1-ой лабы)</text:p>
      <text:p text:style-name="P16">Чтобы привести отношения в BCNF достаточно в отношения ACTION_WITH_OBJECT, ACTION_WITH_GROUP, REPLACING добавить атрибут ID (тип serial) и сделать его ПК.</text:p>
      <text:p text:style-name="P9"/>
      <text:p text:style-name="P9"/>
      <text:p text:style-name="P9"/>
      <text:p text:style-name="P9"><text:soft-page-break/>Денормализация </text:p>
      <text:p text:style-name="P16">Для первой лабораторной работы возможно будет полезно удалить отношение REPLACING_DESCRIPTION и поменять атрибут DESCRIPTION_ID на атрибут DESCRIPTION (тип text) в отношении REPLACING. (Это позволит сократить количество операций объединения таблиц в запросах).</text:p>
      <text:p text:style-name="P17">Для рубежной работы возможно будет полезно удалить отношение Страна и <text:span text:style-name="T8">удалить внешний ключ в </text:span>атрибут<text:span text:style-name="T8">е</text:span> Страна <text:span text:style-name="T8">в отношениях Город и Компания_производитель. </text:span>(Это позволит сократить количество операций объединения таблиц в запросах).</text:p>
      <text:p text:style-name="P9"/>
      <text:p text:style-name="P9"/>
      <text:p text:style-name="P9">Триггер и функция (для 1-ой лабы)</text:p>
      <text:p text:style-name="P21"/>
      <text:p text:style-name="P22">CREATE FUNCTION remember_last_user() RETURNS <text:span text:style-name="T9">table</text:span> AS $$</text:p>
      <text:p text:style-name="P20"><text:tab/>BEGIN</text:p>
      <text:p text:style-name="P20"><text:tab/><text:tab/>NEW.last_user := current_user;</text:p>
      <text:p text:style-name="P20"><text:tab/><text:tab/>RETURN NEW;</text:p>
      <text:p text:style-name="P20"><text:tab/>END;</text:p>
      <text:p text:style-name="P20">$$ LANGUAGE plpgsql;</text:p>
      <text:p text:style-name="P20"/>
      <text:p text:style-name="P20">CREATE TRIGGER who_last_user BEFORE INSERT ON human </text:p>
      <text:p text:style-name="P20">FOR EACH ROW EXECUTE FUNCTION remember_last_user();</text:p>
      <text:p text:style-name="P20"/>
      <text:p text:style-name="P20">-- <text:span text:style-name="T11">доп --</text:span></text:p>
      <text:p text:style-name="P20">CREATE FUNCTION get_human_actions(human_id_arg integer)</text:p>
      <text:p text:style-name="P20">RETURNS TABLE (Человек text, Что_сделал text, С_какой_группой text) AS</text:p>
      <text:p text:style-name="P20">$$</text:p>
      <text:p text:style-name="P20">BEGIN</text:p>
      <text:p text:style-name="P20"><text:s text:c="4"/>IF NOT EXISTS(SELECT 1 FROM human WHERE id = human_id_arg) THEN</text:p>
      <text:p text:style-name="P20"><text:s text:c="8"/>RAISE EXCEPTION 'Человек с id % не найден', human_id_arg;</text:p>
      <text:p text:style-name="P20"><text:soft-page-break/><text:s text:c="4"/>END IF;</text:p>
      <text:p text:style-name="P20"/>
      <text:p text:style-name="P20"><text:s text:c="4"/>RETURN QUERY</text:p>
      <text:p text:style-name="P24"><text:s text:c="4"/>SELECT human.name::<text:span text:style-name="T11">text</text:span> AS Человек, action_description.description::<text:span text:style-name="T11">text</text:span> AS Что_сделал, "group".name::<text:span text:style-name="T11">text</text:span> AS С_какой_группой</text:p>
      <text:p text:style-name="P20"><text:s text:c="4"/>FROM human</text:p>
      <text:p text:style-name="P20"><text:s text:c="4"/>JOIN action_description</text:p>
      <text:p text:style-name="P20"><text:s text:c="4"/>ON action_description.human_id = human.id</text:p>
      <text:p text:style-name="P20"><text:s text:c="4"/>JOIN action_with_group</text:p>
      <text:p text:style-name="P20"><text:s text:c="4"/>ON action_with_group.description_id = action_description.id</text:p>
      <text:p text:style-name="P20"><text:s text:c="4"/>JOIN "group"</text:p>
      <text:p text:style-name="P20"><text:s text:c="4"/>ON "group".id = action_with_group.group_id</text:p>
      <text:p text:style-name="P20"><text:s text:c="4"/>where human.id = human_id_arg;</text:p>
      <text:p text:style-name="P20">END;</text:p>
      <text:p text:style-name="P20">$$ LANGUAGE plpgsql;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in" fo:margin-bottom="0.111in" style:contextual-spacing="false" text:number-lines="false" text:line-number="0"/>
    </style:style>
    <style:page-layout style:name="Mpm1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92in" fo:margin-left="0in" fo:margin-right="0in" fo:margin-top="0.459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8T13:44:00</meta:creation-date>
    <meta:initial-creator>Yuriy Boldyrev</meta:initial-creator>
    <dc:language>en-US</dc:language>
    <dc:date>2023-06-05T17:17:34.088868052</dc:date>
    <meta:editing-cycles>20</meta:editing-cycles>
    <meta:editing-duration>PT2H44M17S</meta:editing-duration>
    <meta:generator>LibreOffice/7.3.7.2$Linux_X86_64 LibreOffice_project/30$Build-2</meta:generator>
    <meta:print-date>2022-10-17T01:48:39.701992559</meta:print-date>
    <meta:document-statistic meta:table-count="0" meta:image-count="0" meta:object-count="0" meta:page-count="5" meta:paragraph-count="85" meta:word-count="469" meta:character-count="3680" meta:non-whitespace-character-count="3223"/>
    <meta:user-defined meta:name="AppVersion">15.0000</meta:user-defined>
    <meta:template xlink:type="simple" xlink:actuate="onRequest" xlink:title="Normal" xlink:href=""/>
  </office:meta>
</office:document-meta>
</file>